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ae76"/>
    </style:style>
    <style:style style:name="P2" style:family="paragraph" style:parent-style-name="Standard">
      <style:text-properties fo:color="#000000" style:font-name="Liberation Serif" fo:font-size="12pt" officeooo:paragraph-rsid="000dae7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0dae76" officeooo:paragraph-rsid="000dae76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0dae76" officeooo:paragraph-rsid="000f9d46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0f9d46" officeooo:paragraph-rsid="000f9d46" style:font-size-asian="12pt" style:font-size-complex="12pt"/>
    </style:style>
    <style:style style:name="T1" style:family="text">
      <style:text-properties officeooo:rsid="000dae76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0f9d46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fo:font-variant="normal" fo:text-transform="none" fo:color="#222222" fo:letter-spacing="normal" fo:font-style="normal" fo:font-weight="normal" officeooo:rsid="000f9d46"/>
    </style:style>
    <style:style style:name="T7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222222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222222" style:text-position="sub 58%" style:font-name="sans-serif" fo:font-size="10.5pt" fo:letter-spacing="normal" fo:font-style="normal" fo:font-weight="normal"/>
    </style:style>
    <style:style style:name="T13" style:family="text">
      <style:text-properties fo:font-variant="normal" fo:text-transform="none" fo:color="#222222" style:text-position="sub 58%" style:font-name="sans-serif" fo:font-size="10.5pt" fo:letter-spacing="normal" fo:font-style="normal" fo:font-weight="normal" officeooo:rsid="000f9d46"/>
    </style:style>
    <style:style style:name="T14" style:family="text">
      <style:text-properties fo:font-variant="normal" fo:text-transform="none" fo:color="#222222" style:text-position="sub 58%" fo:font-size="10.5pt" fo:letter-spacing="normal" fo:font-style="normal" fo:font-weight="normal"/>
    </style:style>
    <style:style style:name="T15" style:family="text">
      <style:text-properties fo:font-variant="normal" fo:text-transform="none" fo:color="#222222" style:text-position="sub 58%" fo:font-size="10.5pt" fo:letter-spacing="normal" fo:font-style="normal" fo:font-weight="normal" officeooo:rsid="000f9d46"/>
    </style:style>
    <style:style style:name="T16" style:family="text">
      <style:text-properties fo:font-variant="normal" fo:text-transform="none" fo:color="#222222" style:text-position="sub 58%" fo:letter-spacing="normal" fo:font-style="normal" fo:font-weight="normal"/>
    </style:style>
    <style:style style:name="T17" style:family="text">
      <style:text-properties fo:font-variant="normal" fo:text-transform="none" fo:color="#222222" style:text-position="sub 58%" fo:letter-spacing="normal" fo:font-style="normal" fo:font-weight="normal" officeooo:rsid="000f9d46"/>
    </style:style>
    <style:style style:name="T18" style:family="text">
      <style:text-properties fo:font-variant="normal" fo:text-transform="none" fo:color="#222222" style:text-position="0% 100%" style:font-name="sans-serif" fo:font-size="10.5pt" fo:letter-spacing="normal" fo:font-style="normal" fo:font-weight="normal"/>
    </style:style>
    <style:style style:name="T19" style:family="text">
      <style:text-properties fo:font-variant="normal" fo:text-transform="none" fo:color="#222222" style:text-position="0% 100%" style:font-name="sans-serif" fo:font-size="10.5pt" fo:letter-spacing="normal" fo:font-style="normal" fo:font-weight="normal" officeooo:rsid="000f9d46"/>
    </style:style>
    <style:style style:name="T20" style:family="text">
      <style:text-properties fo:font-variant="normal" fo:text-transform="none" fo:color="#222222" style:text-position="0% 100%" fo:font-size="10.5pt" fo:letter-spacing="normal" fo:font-style="normal" fo:font-weight="normal"/>
    </style:style>
    <style:style style:name="T21" style:family="text">
      <style:text-properties fo:font-variant="normal" fo:text-transform="none" fo:color="#222222" style:text-position="0% 100%" fo:font-size="10.5pt" fo:letter-spacing="normal" fo:font-style="normal" fo:font-weight="normal" officeooo:rsid="000f9d46"/>
    </style:style>
    <style:style style:name="T22" style:family="text">
      <style:text-properties fo:font-variant="normal" fo:text-transform="none" fo:color="#222222" style:text-position="0% 100%" fo:letter-spacing="normal" fo:font-style="normal" fo:font-weight="normal"/>
    </style:style>
    <style:style style:name="T23" style:family="text">
      <style:text-properties fo:font-variant="normal" fo:text-transform="none" fo:color="#222222" style:text-position="0% 100%" fo:letter-spacing="normal" fo:font-style="normal" fo:font-weight="normal" officeooo:rsid="000f9d46"/>
    </style:style>
    <style:style style:name="T24" style:family="text">
      <style:text-properties fo:font-variant="normal" fo:text-transform="none" fo:color="#222222" fo:font-size="10.5pt" fo:letter-spacing="normal" fo:font-style="normal" fo:font-weight="normal"/>
    </style:style>
    <style:style style:name="T25" style:family="text">
      <style:text-properties fo:font-variant="normal" fo:text-transform="none" fo:color="#222222" fo:font-size="10.5pt" fo:letter-spacing="normal" fo:font-style="normal" fo:font-weight="normal" officeooo:rsid="000f9d46"/>
    </style:style>
    <style:style style:name="T26" style:family="text">
      <style:text-properties fo:font-variant="normal" fo:text-transform="none" fo:color="#222222" fo:font-size="10.5pt" fo:letter-spacing="normal" fo:font-style="normal" fo:font-weight="bold"/>
    </style:style>
    <style:style style:name="T27" style:family="text">
      <style:text-properties fo:font-variant="normal" fo:text-transform="none" fo:color="#222222" style:font-name="Liberation Serif" fo:font-size="10.5pt" fo:letter-spacing="normal" fo:font-style="normal" fo:font-weight="normal"/>
    </style:style>
    <style:style style:name="T28" style:family="text">
      <style:text-properties fo:font-variant="normal" fo:text-transform="none" fo:color="#222222" style:font-name="Liberation Serif" fo:font-size="10.5pt" fo:letter-spacing="normal" fo:font-style="normal" fo:font-weight="bold"/>
    </style:style>
    <style:style style:name="T29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30" style:family="text">
      <style:text-properties fo:font-variant="normal" fo:text-transform="none" fo:color="#222222" style:font-name="Liberation Serif" fo:letter-spacing="normal" fo:font-style="normal" fo:font-weight="bold"/>
    </style:style>
    <style:style style:name="T3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size-complex="12pt"/>
    </style:style>
    <style:style style:name="T3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4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35" style:family="text">
      <style:text-properties fo:font-variant="normal" fo:text-transform="none" fo:color="#0b0080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/>
    </style:style>
    <style:style style:name="T36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37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40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normal" officeooo:rsid="000f9d46"/>
    </style:style>
    <style:style style:name="T43" style:family="text">
      <style:text-properties fo:font-variant="normal" fo:text-transform="none" style:text-position="sub 58%" fo:letter-spacing="normal" fo:font-style="normal" fo:font-weight="normal"/>
    </style:style>
    <style:style style:name="T44" style:family="text">
      <style:text-properties fo:font-variant="normal" fo:text-transform="none" style:text-position="sub 58%" fo:letter-spacing="normal" fo:font-style="normal" fo:font-weight="normal" officeooo:rsid="000f9d46"/>
    </style:style>
    <style:style style:name="T45" style:family="text">
      <style:text-properties fo:font-variant="normal" fo:text-transform="none" style:text-position="0% 100%" fo:letter-spacing="normal" fo:font-style="normal" fo:font-weight="normal"/>
    </style:style>
    <style:style style:name="T46" style:family="text">
      <style:text-properties fo:font-variant="normal" fo:text-transform="none" style:text-position="0% 100%" fo:letter-spacing="normal" fo:font-style="normal" fo:font-weight="normal" officeooo:rsid="000f9d46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0f9d46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bold" officeooo:rsid="000f9d46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2" style:family="text">
      <style:text-properties style:font-name="Liberation Serif" officeooo:rsid="000dae76"/>
    </style:style>
    <style:style style:name="T53" style:family="text">
      <style:text-properties style:font-name="Liberation Serif" fo:font-size="12pt" officeooo:rsid="000dae76" style:font-size-asian="12pt" style:font-size-complex="12pt"/>
    </style:style>
    <style:style style:name="T54" style:family="text">
      <style:text-properties fo:color="#000000" style:font-name="Liberation Serif" fo:font-size="12pt" officeooo:rsid="000dae7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4">Matriz de incidência – </text:span><text:span text:style-name="T47">Uma </text:span><text:span text:style-name="T48">matriz de incidência</text:span><text:span text:style-name="T49"> </text:span><text:span text:style-name="T47">representa computacionalmente um </text:span><text:span text:style-name="T51">grafo </text:span><text:span text:style-name="T47">através de uma matriz bidimensional, onde uma das dimensões são </text:span><text:span text:style-name="T51">vértices </text:span><text:span text:style-name="T47">e a outra dimensão são </text:span><text:a xlink:type="simple" xlink:href="https://pt.wikipedia.org/wiki/Aresta" text:style-name="Internet_20_link" text:visited-style-name="Visited_20_Internet_20_Link"><text:span text:style-name="T51">arestas</text:span></text:a><text:span text:style-name="T47">.</text:span></text:p>
      <text:p text:style-name="P2"><text:span text:style-name="T41"/></text:p>
      <text:p text:style-name="P3"><text:span text:style-name="T41">Matriz de Adjacência – Dado um grafo G, a matriz de </text:span><text:span text:style-name="T42">adjacências</text:span><text:span text:style-name="T41"> r = (r</text:span><text:span text:style-name="T43">ij</text:span><text:span text:style-name="T41">) é uma matriz n <text:s/>x n </text:span><text:span text:style-name="T42">tal que:</text:span></text:p>
      <text:p text:style-name="P3"><text:span text:style-name="T42"><text:tab/>n – numero de vértices</text:span></text:p>
      <text:p text:style-name="P4"><text:span text:style-name="T42"><text:s text:c="11"/></text:span><text:span text:style-name="T41">r</text:span><text:span text:style-name="T43">ij </text:span><text:span text:style-name="T46">= 1 se(v</text:span><text:span text:style-name="T44">i</text:span><text:span text:style-name="T46">,v</text:span><text:span text:style-name="T43">j</text:span><text:span text:style-name="T46">) pertence a E</text:span></text:p>
      <text:p text:style-name="P4"><text:span text:style-name="T46"><text:tab/></text:span><text:span text:style-name="T45">r</text:span><text:span text:style-name="T43">ij </text:span><text:span text:style-name="T46">= 0<text:tab/></text:span></text:p>
      <text:p text:style-name="P4"><text:span text:style-name="T46"><text:tab/></text:span></text:p>
      <text:p text:style-name="P4"><text:span text:style-name="T46"><text:tab/>Vantagem – Tempo de acesso mais rápido.</text:span></text:p>
      <text:p text:style-name="P4"><text:span text:style-name="T46"><text:tab/>Desvantagem – Maior espaço para armazenamento<text:tab/></text:span></text:p>
      <text:p text:style-name="P4"><text:span text:style-name="T46"/></text:p>
      <text:p text:style-name="P5"><text:span text:style-name="T45">Lista de adjacência – É um conjunto de n listas A(v),uma para cada vértice v e contem vértices w adjacentes a v em g.</text:span></text:p>
      <text:p text:style-name="P5"><text:span text:style-name="T45"/></text:p>
      <text:p text:style-name="P5"><text:span text:style-name="T45"><text:tab/> Vantagem – Menor espaço para armazenamento</text:span></text:p>
      <text:p text:style-name="P4"><text:span text:style-name="T46"><text:tab/>Desvantagem – Tempo de acesso mais l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9:34:04.606827282</meta:creation-date>
    <dc:date>2018-06-26T19:51:54.593375947</dc:date>
    <meta:editing-duration>PT7M1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09" meta:character-count="656" meta:non-whitespace-character-count="527"/>
  </office:meta>
</office:document-meta>
</file>